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Monospace" svg:font-family="Monospace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2pt" officeooo:paragraph-rsid="00038876" style:font-size-asian="12pt" style:font-size-complex="12pt"/>
    </style:style>
    <style:style style:name="P2" style:family="paragraph" style:parent-style-name="Standard" style:list-style-name="L1">
      <style:text-properties style:font-name="Cantarell" fo:font-size="12pt" officeooo:paragraph-rsid="00038876" style:font-size-asian="12pt" style:font-size-complex="12pt"/>
    </style:style>
    <style:style style:name="P3" style:family="paragraph" style:parent-style-name="Standard">
      <style:text-properties style:font-name="Cantarell" fo:font-size="12pt" officeooo:paragraph-rsid="0004ef77" style:font-size-asian="12pt" style:font-size-complex="12pt"/>
    </style:style>
    <style:style style:name="P4" style:family="paragraph" style:parent-style-name="Standard">
      <style:text-properties style:font-name="Cantarell" fo:font-size="12pt" officeooo:paragraph-rsid="0005e619" style:font-size-asian="12pt" style:font-size-complex="12pt"/>
    </style:style>
    <style:style style:name="P5" style:family="paragraph" style:parent-style-name="Standard" style:list-style-name="L2">
      <style:text-properties style:font-name="Cantarell" fo:font-size="12pt" officeooo:paragraph-rsid="0007258f" style:font-size-asian="12pt" style:font-size-complex="12pt"/>
    </style:style>
    <style:style style:name="P6" style:family="paragraph" style:parent-style-name="Standard">
      <style:text-properties style:font-name="Cantarell" fo:font-size="10pt" officeooo:paragraph-rsid="0004ef77" style:font-size-asian="10pt" style:font-size-complex="10pt"/>
    </style:style>
    <style:style style:name="P7" style:family="paragraph" style:parent-style-name="Standard">
      <style:text-properties style:font-name="Cantarell" fo:font-size="10pt" officeooo:paragraph-rsid="0003887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officeooo:paragraph-rsid="0004ef7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officeooo:paragraph-rsid="0003887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officeooo:paragraph-rsid="0005e619" style:font-size-asian="10pt" style:font-size-complex="10pt"/>
    </style:style>
    <style:style style:name="P11" style:family="paragraph" style:parent-style-name="Standard">
      <style:text-properties style:font-name="Cantarell" fo:font-size="10pt" officeooo:paragraph-rsid="0005e619" style:font-size-asian="10pt" style:font-size-complex="10pt"/>
    </style:style>
    <style:style style:name="P12" style:family="paragraph" style:parent-style-name="Standard">
      <style:text-properties style:font-name="Cantarell" fo:font-size="10pt" officeooo:paragraph-rsid="0007258f" style:font-size-asian="10pt" style:font-size-complex="10pt"/>
    </style:style>
    <style:style style:name="P13" style:family="paragraph" style:parent-style-name="Standard" style:list-style-name="L2">
      <style:text-properties style:font-name="Cantarell" fo:font-size="10pt" officeooo:paragraph-rsid="0007258f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1.75pt"/>
    </style:style>
    <style:style style:name="T3" style:family="text">
      <style:text-properties style:font-name="sans-serif" fo:font-size="18.75pt"/>
    </style:style>
    <style:style style:name="T4" style:family="text">
      <style:text-properties style:font-name="sans-serif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Ultrafine_20_2_20_Dots_20_3_20_Dashes" svg:stroke-color="#f10d0c" svg:stroke-linecap="round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15" svg:width="5.0161in" svg:height="0.4012in" svg:x="1.0264in" svg:y="0.0098in"><draw:text-box><text:p text:style-name="P14"><text:span text:style-name="T7">Pràctica HTTP</text:span></text:p></draw:text-box></draw:frame></text:p>
      <text:p text:style-name="Standard"/>
      <text:p text:style-name="Standard"/>
      <text:p text:style-name="Standard"/>
      <text:list xml:id="list405266518" text:style-name="L1">
        <text:list-item>
          <text:p text:style-name="P2">Connectar-se a traves de Telnet a localhost i fer les següents peticions:</text:p>
          <text:list>
            <text:list-item>
              <text:p text:style-name="P2">HEAD a l’arrel i a /index.html</text:p>
            </text:list-item>
          </text:list>
        </text:list-item>
      </text:list>
      <text:p text:style-name="P3"><text:span text:style-name="T5"/></text:p>
      <text:p text:style-name="P3"><text:span text:style-name="T5">[isx2031424@i05 ~]$ telnet localhost 80</text:span></text:p>
      <text:p text:style-name="P6">Trying ::1...</text:p>
      <text:p text:style-name="P6">Connected to localhost.</text:p>
      <text:p text:style-name="P6">Escape character is '^]'.</text:p>
      <text:p text:style-name="P6">HEAD / HTTP/1.1</text:p>
      <text:p text:style-name="P6">Host: localhost</text:p>
      <text:p text:style-name="P6"/>
      <text:p text:style-name="P6">HTTP/1.1 200 OK</text:p>
      <text:p text:style-name="P6">Date: Mon, 11 Jan 2021 12:45:37 GMT</text:p>
      <text:p text:style-name="P6">Server: Apache/2.4.46 (Fedora)</text:p>
      <text:p text:style-name="P6">Last-Modified: Mon, 11 Jan 2021 12:21:27 GMT</text:p>
      <text:p text:style-name="P6">ETag: "13e-5b89ef1f192ae"</text:p>
      <text:p text:style-name="P6">Accept-Ranges: bytes</text:p>
      <text:p text:style-name="P6">Content-Length: 318</text:p>
      <text:p text:style-name="P6">Content-Type: text/html; charset=UTF-8</text:p>
      <text:p text:style-name="P6"/>
      <text:p text:style-name="P6">Connection closed by foreign host.</text:p>
      <text:p text:style-name="P6"/>
      <text:p text:style-name="P6">[isx2031424@i05 ~]$ telnet localhost 80</text:p>
      <text:p text:style-name="P6">Trying ::1...</text:p>
      <text:p text:style-name="P6">Connected to localhost.</text:p>
      <text:p text:style-name="P6">Escape character is '^]'.</text:p>
      <text:p text:style-name="P6">HEAD / HTTP/1.1</text:p>
      <text:p text:style-name="P6">Host: localhost</text:p>
      <text:p text:style-name="P6"/>
      <text:p text:style-name="P6">HTTP/1.1 200 OK</text:p>
      <text:p text:style-name="P6">Date: Mon, 11 Jan 2021 12:47:06 GMT</text:p>
      <text:p text:style-name="P6">Server: Apache/2.4.46 (Fedora)</text:p>
      <text:p text:style-name="P6">Last-Modified: Mon, 11 Jan 2021 12:21:27 GMT</text:p>
      <text:p text:style-name="P6">ETag: "13e-5b89ef1f192ae"</text:p>
      <text:p text:style-name="P6">Accept-Ranges: bytes</text:p>
      <text:p text:style-name="P6">Content-Length: 318</text:p>
      <text:p text:style-name="P6">Content-Type: text/html; charset=UTF-8</text:p>
      <text:p text:style-name="P6"/>
      <text:p text:style-name="P6">Connection closed by foreign host.</text:p>
      <text:p text:style-name="P8"/>
      <text:p text:style-name="P7"/>
      <text:list xml:id="list135730848791933" text:continue-numbering="true" text:style-name="L1">
        <text:list-item>
          <text:list>
            <text:list-item>
              <text:p text:style-name="P2">OPTIONS de l’arrel i l’index</text:p>
            </text:list-item>
          </text:list>
        </text:list-item>
      </text:list>
      <text:p text:style-name="P7">[isx2031424@i05 ~]$ telnet localhost 80</text:p>
      <text:p text:style-name="P7">Trying ::1...</text:p>
      <text:p text:style-name="P7">Connected to localhost.</text:p>
      <text:p text:style-name="P7">Escape character is '^]'.</text:p>
      <text:p text:style-name="P7">OPTIONS / HTTP/1.0</text:p>
      <text:p text:style-name="P7"/>
      <text:p text:style-name="P7">HTTP/1.1 200 OK</text:p>
      <text:p text:style-name="P7">Date: Mon, 11 Jan 2021 12:39:09 GMT</text:p>
      <text:p text:style-name="P7">Server: Apache/2.4.46 (Fedora)</text:p>
      <text:p text:style-name="P7">Allow: POST,OPTIONS,HEAD,GET,TRACE</text:p>
      <text:p text:style-name="P7"><text:soft-page-break/>Content-Length: 0</text:p>
      <text:p text:style-name="P7">Connection: close</text:p>
      <text:p text:style-name="P7">Content-Type: text/html; charset=UTF-8</text:p>
      <text:p text:style-name="P7"/>
      <text:p text:style-name="P7">Connection closed by foreign host.</text:p>
      <text:p text:style-name="P7"/>
      <text:p text:style-name="P7">[isx2031424@i05 ~]$ telnet localhost 80</text:p>
      <text:p text:style-name="P7">Trying ::1...</text:p>
      <text:p text:style-name="P7">Connected to localhost.</text:p>
      <text:p text:style-name="P7">Escape character is '^]'.</text:p>
      <text:p text:style-name="P7">OPTIONS /index.html HTTP/1.0</text:p>
      <text:p text:style-name="P7"/>
      <text:p text:style-name="P7">HTTP/1.1 200 OK</text:p>
      <text:p text:style-name="P7">Date: Mon, 11 Jan 2021 12:39:33 GMT</text:p>
      <text:p text:style-name="P7">Server: Apache/2.4.46 (Fedora)</text:p>
      <text:p text:style-name="P7">Allow: POST,OPTIONS,HEAD,GET,TRACE</text:p>
      <text:p text:style-name="P7">Content-Length: 0</text:p>
      <text:p text:style-name="P7">Connection: close</text:p>
      <text:p text:style-name="P7">Content-Type: text/html; charset=UTF-8</text:p>
      <text:p text:style-name="P7"/>
      <text:p text:style-name="P7">Connection closed by foreign host.</text:p>
      <text:p text:style-name="P7"/>
      <text:p text:style-name="P7">[isx2031424@i05 ~]$ telnet localhost 80</text:p>
      <text:p text:style-name="P7">Trying ::1...</text:p>
      <text:p text:style-name="P7">Connected to localhost.</text:p>
      <text:p text:style-name="P7">Escape character is '^]'.</text:p>
      <text:p text:style-name="P7">OPTIONS /index.html HTTP/1.0</text:p>
      <text:p text:style-name="P7"/>
      <text:p text:style-name="P7">HTTP/1.1 200 OK</text:p>
      <text:p text:style-name="P7">Date: Mon, 11 Jan 2021 12:39:33 GMT</text:p>
      <text:p text:style-name="P7">Server: Apache/2.4.46 (Fedora)</text:p>
      <text:p text:style-name="P7">Allow: POST,OPTIONS,HEAD,GET,TRACE</text:p>
      <text:p text:style-name="P7">Content-Length: 0</text:p>
      <text:p text:style-name="P7">Connection: close</text:p>
      <text:p text:style-name="P7">Content-Type: text/html; charset=UTF-8</text:p>
      <text:p text:style-name="P7"/>
      <text:p text:style-name="P7">Connection closed by foreign host.</text:p>
      <text:p text:style-name="P1"/>
      <text:list xml:id="list135729598464011" text:continue-numbering="true" text:style-name="L1">
        <text:list-item>
          <text:list>
            <text:list-item>
              <text:p text:style-name="P2">GET arrel i index</text:p>
            </text:list-item>
          </text:list>
        </text:list-item>
      </text:list>
      <text:p text:style-name="P1"/>
      <text:p text:style-name="P10">[isx2031424@i05 ~]$ telnet localhost 80</text:p>
      <text:p text:style-name="P10">Trying ::1...</text:p>
      <text:p text:style-name="P10">Connected to localhost.</text:p>
      <text:p text:style-name="P10">Escape character is '^]'.</text:p>
      <text:p text:style-name="P10">GET / HTTP/1.0</text:p>
      <text:p text:style-name="P10"/>
      <text:p text:style-name="P10">HTTP/1.1 200 OK</text:p>
      <text:p text:style-name="P10">Date: Mon, 11 Jan 2021 12:35:53 GMT</text:p>
      <text:p text:style-name="P10">Server: Apache/2.4.46 (Fedora)</text:p>
      <text:p text:style-name="P10">Last-Modified: Mon, 11 Jan 2021 12:21:27 GMT</text:p>
      <text:p text:style-name="P10">ETag: "13e-5b89ef1f192ae"</text:p>
      <text:p text:style-name="P10">Accept-Ranges: bytes</text:p>
      <text:p text:style-name="P10">Content-Length: 318</text:p>
      <text:p text:style-name="P10">Connection: close</text:p>
      <text:p text:style-name="P10">Content-Type: text/html; charset=UTF-8</text:p>
      <text:p text:style-name="P10"><text:soft-page-break/></text:p>
      <text:p text:style-name="P10">&lt;html&gt;</text:p>
      <text:p text:style-name="P10"/>
      <text:p text:style-name="P10">&lt;head&gt;</text:p>
      <text:p text:style-name="P10"><text:s text:c="4"/>&lt;title&gt;Hello, world&lt;/title&gt;</text:p>
      <text:p text:style-name="P10"><text:s text:c="4"/>&lt;link rel="stylesheet" href="/style.css"&gt;</text:p>
      <text:p text:style-name="P10"><text:s text:c="4"/>&lt;script src="/script.js"&gt;&lt;/script&gt;</text:p>
      <text:p text:style-name="P10">&lt;/head&gt;</text:p>
      <text:p text:style-name="P10"/>
      <text:p text:style-name="P10">&lt;body&gt;</text:p>
      <text:p text:style-name="P10"><text:s text:c="4"/>&lt;h1&gt;Hello, world&lt;/h1&gt;</text:p>
      <text:p text:style-name="P10"/>
      <text:p text:style-name="P10"><text:s text:c="4"/>&lt;button onclick="fetchMessage()"&gt;Fetch Message&lt;/button&gt;</text:p>
      <text:p text:style-name="P10"><text:s text:c="4"/>&lt;p id="message"&gt;Click on the button to fetch the message.&lt;/p&gt;</text:p>
      <text:p text:style-name="P10">&lt;/body&gt;</text:p>
      <text:p text:style-name="P10"/>
      <text:p text:style-name="P10">&lt;/html&gt;</text:p>
      <text:p text:style-name="P10">Connection closed by foreign host.</text:p>
      <text:p text:style-name="P4"/>
      <text:p text:style-name="P11">[isx2031424@i05 ~]$ telnet localhost 80</text:p>
      <text:p text:style-name="P11">Trying ::1...</text:p>
      <text:p text:style-name="P11">Connected to localhost.</text:p>
      <text:p text:style-name="P11">Escape character is '^]'.</text:p>
      <text:p text:style-name="P11">GET /index.html HTTP/1.0</text:p>
      <text:p text:style-name="P11"/>
      <text:p text:style-name="P11">HTTP/1.1 200 OK</text:p>
      <text:p text:style-name="P11">Date: Mon, 11 Jan 2021 12:38:01 GMT</text:p>
      <text:p text:style-name="P11">Server: Apache/2.4.46 (Fedora)</text:p>
      <text:p text:style-name="P11">Last-Modified: Mon, 11 Jan 2021 12:21:27 GMT</text:p>
      <text:p text:style-name="P11">ETag: "13e-5b89ef1f192ae"</text:p>
      <text:p text:style-name="P11">Accept-Ranges: bytes</text:p>
      <text:p text:style-name="P11">Content-Length: 318</text:p>
      <text:p text:style-name="P11">Connection: close</text:p>
      <text:p text:style-name="P11">Content-Type: text/html; charset=UTF-8</text:p>
      <text:p text:style-name="P11"/>
      <text:p text:style-name="P11">&lt;html&gt;</text:p>
      <text:p text:style-name="P11"/>
      <text:p text:style-name="P11">&lt;head&gt;</text:p>
      <text:p text:style-name="P11"><text:s text:c="4"/>&lt;title&gt;Hello, world&lt;/title&gt;</text:p>
      <text:p text:style-name="P11"><text:s text:c="4"/>&lt;link rel="stylesheet" href="/style.css"&gt;</text:p>
      <text:p text:style-name="P11"><text:s text:c="4"/>&lt;script src="/script.js"&gt;&lt;/script&gt;</text:p>
      <text:p text:style-name="P11">&lt;/head&gt;</text:p>
      <text:p text:style-name="P11"/>
      <text:p text:style-name="P11">&lt;body&gt;</text:p>
      <text:p text:style-name="P11"><text:s text:c="4"/>&lt;h1&gt;Hello, world&lt;/h1&gt;</text:p>
      <text:p text:style-name="P11"/>
      <text:p text:style-name="P11"><text:s text:c="4"/>&lt;button onclick="fetchMessage()"&gt;Fetch Message&lt;/button&gt;</text:p>
      <text:p text:style-name="P11"><text:s text:c="4"/>&lt;p id="message"&gt;Click on the button to fetch the message.&lt;/p&gt;</text:p>
      <text:p text:style-name="P11">&lt;/body&gt;</text:p>
      <text:p text:style-name="P11"/>
      <text:p text:style-name="P11">&lt;/html&gt;</text:p>
      <text:p text:style-name="P11">Connection closed by foreign host.</text:p>
      <text:p text:style-name="P11"/>
      <text:p text:style-name="P11"/>
      <text:p text:style-name="P11"/>
      <text:p text:style-name="P11"/>
      <text:list xml:id="list135731314406284" text:continue-numbering="true" text:style-name="L1">
        <text:list-item>
          <text:list>
            <text:list-item>
              <text:p text:style-name="P2"><text:soft-page-break/>TRACE arrel</text:p>
            </text:list-item>
          </text:list>
        </text:list-item>
      </text:list>
      <text:p text:style-name="P7">[isx2031424@i05 ~]$ telnet localhost 80</text:p>
      <text:p text:style-name="P7">Trying ::1...</text:p>
      <text:p text:style-name="P7">Connected to localhost.</text:p>
      <text:p text:style-name="P7">Escape character is '^]'.</text:p>
      <text:p text:style-name="P7">TRACE / HTTP/1.1</text:p>
      <text:p text:style-name="P7">Host: localhost</text:p>
      <text:p text:style-name="P7"/>
      <text:p text:style-name="P7">HTTP/1.1 200 OK</text:p>
      <text:p text:style-name="P7">Date: Mon, 11 Jan 2021 12:47:46 GMT</text:p>
      <text:p text:style-name="P7">Server: Apache/2.4.46 (Fedora)</text:p>
      <text:p text:style-name="P7">Transfer-Encoding: chunked</text:p>
      <text:p text:style-name="P7">Content-Type: message/http</text:p>
      <text:p text:style-name="P7"/>
      <text:p text:style-name="P7">25</text:p>
      <text:p text:style-name="P7">TRACE / HTTP/1.1</text:p>
      <text:p text:style-name="P7">Host: localhost</text:p>
      <text:p text:style-name="P7"/>
      <text:p text:style-name="P7"/>
      <text:p text:style-name="P7">0</text:p>
      <text:p text:style-name="P7"/>
      <text:p text:style-name="P7">Connection closed by foreign host.</text:p>
      <text:p text:style-name="P7"/>
      <text:list xml:id="list4134045901" text:style-name="L2">
        <text:list-item>
          <text:p text:style-name="P13"><text:span text:style-name="T6">Connectar-se a través de Telnet a la pàgina web de googlei fer:</text:span></text:p>
          <text:list>
            <text:list-item>
              <text:p text:style-name="P5">Head a l’arrel i a /index.html</text:p>
            </text:list-item>
          </text:list>
        </text:list-item>
      </text:list>
      <text:p text:style-name="P12">[isx2031424@i05 ~]$ telnet google.com 80</text:p>
      <text:p text:style-name="P12">Trying 216.58.215.142...</text:p>
      <text:p text:style-name="P12">Connected to google.com.</text:p>
      <text:p text:style-name="P12">Escape character is '^]'.</text:p>
      <text:p text:style-name="P12">HEAD / HTTP/1.1</text:p>
      <text:p text:style-name="P12">Host: google.com</text:p>
      <text:p text:style-name="P12"/>
      <text:p text:style-name="P12">HTTP/1.1 301 Moved Permanently</text:p>
      <text:p text:style-name="P12">Location: http://www.google.com/</text:p>
      <text:p text:style-name="P12">Content-Type: text/html; charset=UTF-8</text:p>
      <text:p text:style-name="P12">Date: Mon, 11 Jan 2021 12:54:44 GMT</text:p>
      <text:p text:style-name="P12">Expires: Wed, 10 Feb 2021 12:54:44 GMT</text:p>
      <text:p text:style-name="P12">Cache-Control: public, max-age=2592000</text:p>
      <text:p text:style-name="P12">Server: gws</text:p>
      <text:p text:style-name="P12">Content-Length: 219</text:p>
      <text:p text:style-name="P12">X-XSS-Protection: 0</text:p>
      <text:p text:style-name="P12">X-Frame-Options: SAMEORIGIN</text:p>
      <text:p text:style-name="P12"/>
      <text:p text:style-name="P12">HEAD /index.html HTTP/1.0</text:p>
      <text:p text:style-name="P12"/>
      <text:p text:style-name="P12">HTTP/1.0 200 OK</text:p>
      <text:p text:style-name="P12">Content-Type: text/html; charset=ISO-8859-1</text:p>
      <text:p text:style-name="P12">P3P: CP="This is not a P3P policy! See g.co/p3phelp for more info."</text:p>
      <text:p text:style-name="P12">Date: Mon, 11 Jan 2021 12:55:51 GMT</text:p>
      <text:p text:style-name="P12">Server: gws</text:p>
      <text:p text:style-name="P12">X-XSS-Protection: 0</text:p>
      <text:p text:style-name="P12">X-Frame-Options: SAMEORIGIN</text:p>
      <text:p text:style-name="P12">Expires: Mon, 11 Jan 2021 12:55:51 GMT</text:p>
      <text:p text:style-name="P12">Cache-Control: private</text:p>
      <text:p text:style-name="P12"><text:soft-page-break/>Set-Cookie: NID=206=lZBrvLxniYQnHE-ZRU5JWUnJudkM-vzwLN_rvyvJeLTMoJp_2rAhGOFs09VrRi4_1oUelssIRWN6CI9mtWzHMB4ahd4GzxYTAqVhxlt5unXXkDNSULwCQomA_meyukbCascOmZxmWMvA25CdVjCABa05N_LiDxZUhCnR4llL6dE; expires=Tue, 13-Jul-2021 12:55:51 GMT; path=/; domain=.google.com; HttpOnly</text:p>
      <text:p text:style-name="P12"/>
      <text:p text:style-name="P12">Connection closed by foreign host.</text:p>
      <text:p text:style-name="P12"/>
      <text:list xml:id="list135729811256391" text:continue-numbering="true" text:style-name="L2">
        <text:list-item>
          <text:list>
            <text:list-item>
              <text:p text:style-name="P5">OPTIONS de l’arrel i de l’index</text:p>
            </text:list-item>
          </text:list>
        </text:list-item>
      </text:list>
      <text:p text:style-name="P12">[isx2031424@i05 ~]$ telnet google.com 80</text:p>
      <text:p text:style-name="P12">Trying 172.217.17.14...</text:p>
      <text:p text:style-name="P12">Connected to google.com.</text:p>
      <text:p text:style-name="P12">Escape character is '^]'.</text:p>
      <text:p text:style-name="P12">OPTIONS / HTTP/1.1</text:p>
      <text:p text:style-name="P12">Host: google.com</text:p>
      <text:p text:style-name="P12"/>
      <text:p text:style-name="P12">HTTP/1.1 405 Method Not Allowed</text:p>
      <text:p text:style-name="P12">Allow: GET, HEAD</text:p>
      <text:p text:style-name="P12">Date: Mon, 11 Jan 2021 12:56:42 GMT</text:p>
      <text:p text:style-name="P12">Content-Type: text/html; charset=UTF-8</text:p>
      <text:p text:style-name="P12">Server: gws</text:p>
      <text:p text:style-name="P12">Content-Length: 1592</text:p>
      <text:p text:style-name="P12">X-XSS-Protection: 0</text:p>
      <text:p text:style-name="P12">X-Frame-Options: SAMEORIGIN</text:p>
      <text:p text:style-name="P12"/>
      <text:p text:style-name="P12">&lt;!DOCTYPE html&gt;</text:p>
      <text:p text:style-name="P12">&lt;html lang=en&gt;</text:p>
      <text:p text:style-name="P12"><text:s text:c="2"/>&lt;meta charset=utf-8&gt;</text:p>
      <text:p text:style-name="P12"><text:s text:c="2"/>&lt;meta name=viewport content="initial-scale=1, minimum-scale=1, width=device-width"&gt;</text:p>
      <text:p text:style-name="P12"><text:s text:c="2"/>&lt;title&gt;Error 405 (Method Not Allowed)!!1&lt;/title&gt;</text:p>
      <text:p text:style-name="P12"><text:s text:c="2"/>&lt;style&gt;</text:p>
      <text:p text:style-name="P12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12"><text:s text:c="2"/>&lt;/style&gt;</text:p>
      <text:p text:style-name="P12"><text:s text:c="2"/>&lt;a href=//www.google.com/&gt;&lt;span id=logo aria-label=Google&gt;&lt;/span&gt;&lt;/a&gt;</text:p>
      <text:p text:style-name="P12"><text:s text:c="2"/>&lt;p&gt;&lt;b&gt;405.&lt;/b&gt; &lt;ins&gt;That’s an error.&lt;/ins&gt;</text:p>
      <text:p text:style-name="P12"><text:s text:c="2"/>&lt;p&gt;The request method &lt;code&gt;OPTIONS&lt;/code&gt; is inappropriate for the URL &lt;code&gt;/&lt;/code&gt;. <text:s/>&lt;ins&gt;That’s all we know.&lt;/ins&gt;</text:p>
      <text:p text:style-name="P12">OPTIONS /index.html HTTP/1.0</text:p>
      <text:p text:style-name="P12"/>
      <text:p text:style-name="P12">HTTP/1.0 405 Method Not Allowed</text:p>
      <text:p text:style-name="P12">Allow: GET, HEAD</text:p>
      <text:p text:style-name="P12">Date: Mon, 11 Jan 2021 12:56:59 GMT</text:p>
      <text:p text:style-name="P12">Content-Type: text/html; charset=UTF-8</text:p>
      <text:p text:style-name="P12">Server: gws</text:p>
      <text:p text:style-name="P12">Content-Length: 1602</text:p>
      <text:p text:style-name="P12"><text:soft-page-break/>X-XSS-Protection: 0</text:p>
      <text:p text:style-name="P12">X-Frame-Options: SAMEORIGIN</text:p>
      <text:p text:style-name="P12"/>
      <text:p text:style-name="P12">&lt;!DOCTYPE html&gt;</text:p>
      <text:p text:style-name="P12">&lt;html lang=en&gt;</text:p>
      <text:p text:style-name="P12"><text:s text:c="2"/>&lt;meta charset=utf-8&gt;</text:p>
      <text:p text:style-name="P12"><text:s text:c="2"/>&lt;meta name=viewport content="initial-scale=1, minimum-scale=1, width=device-width"&gt;</text:p>
      <text:p text:style-name="P12"><text:s text:c="2"/>&lt;title&gt;Error 405 (Method Not Allowed)!!1&lt;/title&gt;</text:p>
      <text:p text:style-name="P12"><text:s text:c="2"/>&lt;style&gt;</text:p>
      <text:p text:style-name="P12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12"><text:s text:c="2"/>&lt;/style&gt;</text:p>
      <text:p text:style-name="P12"><text:s text:c="2"/>&lt;a href=//www.google.com/&gt;&lt;span id=logo aria-label=Google&gt;&lt;/span&gt;&lt;/a&gt;</text:p>
      <text:p text:style-name="P12"><text:s text:c="2"/>&lt;p&gt;&lt;b&gt;405.&lt;/b&gt; &lt;ins&gt;That’s an error.&lt;/ins&gt;</text:p>
      <text:p text:style-name="P12"><text:s text:c="2"/>&lt;p&gt;The request method &lt;code&gt;OPTIONS&lt;/code&gt; is inappropriate for the URL &lt;code&gt;/index.html&lt;/code&gt;. <text:s/>&lt;ins&gt;That’s all we know.&lt;/ins&gt;</text:p>
      <text:p text:style-name="P12">Connection closed by foreign host.</text:p>
      <text:list xml:id="list135729946401389" text:continue-numbering="true" text:style-name="L2">
        <text:list-item>
          <text:list>
            <text:list-item>
              <text:p text:style-name="P5">GET arrel i index</text:p>
            </text:list-item>
            <text:list-item>
              <text:p text:style-name="P5">TRACE arrel</text:p>
            </text:list-item>
            <text:list-item>
              <text:p text:style-name="P5">Si es pot, fer POST i DELET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Monospace" svg:font-family="Monospace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3:13:14.454430659</meta:creation-date>
    <dc:date>2021-01-11T13:57:29.535669830</dc:date>
    <meta:editing-duration>PT13M3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6" meta:paragraph-count="224" meta:word-count="858" meta:character-count="8692" meta:non-whitespace-character-count="7979"/>
  </office:meta>
</office:document-meta>
</file>